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x+y</text:p>
          </table:table-cell>
          <table:table-cell table:formula="of:=[.B1]+[.B2]"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1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1T19:30:57.066487374</meta:creation-date>
    <dc:date>2019-07-11T19:31:24.201065362</dc:date>
    <meta:editing-duration>PT28S</meta:editing-duration>
    <meta:editing-cycles>1</meta:editing-cycles>
    <meta:document-statistic meta:table-count="1" meta:cell-count="6" meta:object-count="0"/>
    <meta:generator>LibreOffice/6.0.7.3$Linux_X86_64 LibreOffice_project/00m0$Build-3</meta:generator>
  </office:meta>
</office:document-meta>
</file>